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s" fo:country="ES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489925"/>
    </style:style>
    <style:style style:name="P3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4" style:family="paragraph" style:parent-style-name="Text_20_body">
      <style:paragraph-properties fo:text-align="start" style:justify-single-word="false"/>
      <style:text-properties officeooo:rsid="00496d7c" officeooo:paragraph-rsid="004c0718"/>
    </style:style>
    <style:style style:name="P5" style:family="paragraph" style:parent-style-name="Standard">
      <style:paragraph-properties fo:text-align="start" style:justify-single-word="false"/>
      <style:text-properties officeooo:paragraph-rsid="008321b1"/>
    </style:style>
    <style:style style:name="P6" style:family="paragraph" style:parent-style-name="Standard">
      <style:text-properties officeooo:paragraph-rsid="00582be4"/>
    </style:style>
    <style:style style:name="P7" style:family="paragraph" style:parent-style-name="Standard">
      <style:text-properties officeooo:rsid="00496d7c" officeooo:paragraph-rsid="00582be4"/>
    </style:style>
    <style:style style:name="P8" style:family="paragraph" style:parent-style-name="Standard">
      <style:text-properties officeooo:rsid="00496d7c" officeooo:paragraph-rsid="0064dac7"/>
    </style:style>
    <style:style style:name="P9" style:family="paragraph" style:parent-style-name="Standard">
      <style:text-properties officeooo:rsid="00496d7c" officeooo:paragraph-rsid="0076f5c6"/>
    </style:style>
    <style:style style:name="P10" style:family="paragraph" style:parent-style-name="Standard">
      <style:text-properties officeooo:rsid="0059ceb8" officeooo:paragraph-rsid="0059ceb8"/>
    </style:style>
    <style:style style:name="P11" style:family="paragraph" style:parent-style-name="Standard" style:list-style-name="L4">
      <style:text-properties officeooo:rsid="0059ceb8" officeooo:paragraph-rsid="0059ceb8"/>
    </style:style>
    <style:style style:name="P12" style:family="paragraph" style:parent-style-name="Standard" style:list-style-name="L4">
      <style:text-properties officeooo:rsid="0059ceb8" officeooo:paragraph-rsid="005f4d7e"/>
    </style:style>
    <style:style style:name="P13" style:family="paragraph" style:parent-style-name="Standard" style:list-style-name="L6">
      <style:text-properties officeooo:rsid="0059ceb8" officeooo:paragraph-rsid="0076f5c6"/>
    </style:style>
    <style:style style:name="P14" style:family="paragraph" style:parent-style-name="Standard" style:list-style-name="L4">
      <style:text-properties fo:font-weight="bold" officeooo:rsid="0059ceb8" officeooo:paragraph-rsid="0059ceb8" style:font-weight-asian="bold" style:font-weight-complex="bold"/>
    </style:style>
    <style:style style:name="P15" style:family="paragraph" style:parent-style-name="Standard">
      <style:text-properties officeooo:paragraph-rsid="0064dac7"/>
    </style:style>
    <style:style style:name="P16" style:family="paragraph" style:parent-style-name="Standard">
      <style:text-properties officeooo:paragraph-rsid="00664fc0"/>
    </style:style>
    <style:style style:name="P17" style:family="paragraph" style:parent-style-name="Standard">
      <style:text-properties officeooo:rsid="007143ce" officeooo:paragraph-rsid="007143ce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496d7c" officeooo:paragraph-rsid="00496d7c"/>
    </style:style>
    <style:style style:name="P19" style:family="paragraph" style:parent-style-name="Text_20_body">
      <style:paragraph-properties fo:text-align="start" style:justify-single-word="false"/>
      <style:text-properties officeooo:rsid="00496d7c" officeooo:paragraph-rsid="00496d7c"/>
    </style:style>
    <style:style style:name="P20" style:family="paragraph" style:parent-style-name="Text_20_body">
      <style:paragraph-properties fo:text-align="start" style:justify-single-word="false"/>
      <style:text-properties officeooo:rsid="00496d7c" officeooo:paragraph-rsid="00582be4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0496d7c" officeooo:paragraph-rsid="0059ceb8"/>
    </style:style>
    <style:style style:name="P22" style:family="paragraph" style:parent-style-name="Text_20_body">
      <style:paragraph-properties fo:text-align="start" style:justify-single-word="false"/>
      <style:text-properties officeooo:rsid="00496d7c" officeooo:paragraph-rsid="0064dac7"/>
    </style:style>
    <style:style style:name="P23" style:family="paragraph" style:parent-style-name="Text_20_body" style:list-style-name="L6">
      <style:paragraph-properties fo:text-align="start" style:justify-single-word="false"/>
      <style:text-properties officeooo:rsid="00496d7c" officeooo:paragraph-rsid="0064dac7"/>
    </style:style>
    <style:style style:name="P24" style:family="paragraph" style:parent-style-name="Text_20_body" style:list-style-name="L6">
      <style:paragraph-properties fo:text-align="start" style:justify-single-word="false"/>
      <style:text-properties officeooo:rsid="00496d7c" officeooo:paragraph-rsid="006ddcd9"/>
    </style:style>
    <style:style style:name="P25" style:family="paragraph" style:parent-style-name="Text_20_body">
      <style:paragraph-properties fo:text-align="start" style:justify-single-word="false"/>
      <style:text-properties officeooo:rsid="004a25e9" officeooo:paragraph-rsid="004a25e9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paragraph-rsid="004c0718"/>
    </style:style>
    <style:style style:name="P27" style:family="paragraph" style:parent-style-name="Text_20_body" style:list-style-name="L5">
      <style:paragraph-properties fo:text-align="start" style:justify-single-word="false"/>
      <style:text-properties officeooo:paragraph-rsid="0064dac7"/>
    </style:style>
    <style:style style:name="P28" style:family="paragraph" style:parent-style-name="Text_20_body" style:list-style-name="L7">
      <style:paragraph-properties fo:text-align="start" style:justify-single-word="false"/>
      <style:text-properties officeooo:paragraph-rsid="007ad82e"/>
    </style:style>
    <style:style style:name="P29" style:family="paragraph" style:parent-style-name="Text_20_body" style:list-style-name="L7">
      <style:paragraph-properties fo:text-align="start" style:justify-single-word="false"/>
      <style:text-properties officeooo:paragraph-rsid="007b2042"/>
    </style:style>
    <style:style style:name="P30" style:family="paragraph" style:parent-style-name="Text_20_body">
      <style:paragraph-properties fo:text-align="start" style:justify-single-word="false"/>
      <style:text-properties fo:font-size="14pt" fo:font-weight="bold" officeooo:rsid="00496d7c" officeooo:paragraph-rsid="00532a67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style="italic" fo:font-weight="bold" officeooo:rsid="00496d7c" officeooo:paragraph-rsid="00532a6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position="0% 100%" fo:font-size="28pt" fo:language="es" fo:country="ES" fo:font-weight="bold" officeooo:rsid="00459d08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style:text-position="0% 100%" fo:font-size="28pt" fo:language="es" fo:country="ES" fo:font-weight="bold" officeooo:rsid="004e9bc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style:text-position="0% 100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style:text-position="0% 100%" fo:language="es" fo:country="ES" fo:font-weight="normal" officeooo:rsid="00578f0c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text-position="0% 100%" fo:language="es" fo:country="ES" fo:font-weight="normal" officeooo:rsid="007a1dbb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text-position="0% 100%" fo:language="es" fo:country="ES" fo:font-weight="normal" officeooo:rsid="007ee90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text-position="0% 100%" fo:language="es" fo:country="ES" fo:font-weight="normal" officeooo:rsid="0080f97f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text-position="0% 100%" fo:language="es" fo:country="ES" style:language-asian="zxx" style:country-asian="none" style:language-complex="zxx" style:country-complex="none"/>
    </style:style>
    <style:style style:name="T9" style:family="text">
      <style:text-properties style:text-position="0% 100%" fo:language="es" fo:country="ES" officeooo:rsid="00532a67" style:language-asian="zxx" style:country-asian="none" style:language-complex="zxx" style:country-complex="none"/>
    </style:style>
    <style:style style:name="T10" style:family="text">
      <style:text-properties style:text-position="0% 100%" fo:font-size="12pt" fo:language="es" fo:country="ES" fo:font-weight="normal" officeooo:rsid="004a25e9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position="0% 100%" fo:font-size="12pt" fo:language="es" fo:country="ES" fo:font-weight="normal" officeooo:rsid="00532a67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text-position="0% 100%" fo:font-size="12pt" fo:language="es" fo:country="ES" fo:font-weight="normal" officeooo:rsid="005ad1f0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text-position="0% 100%" fo:font-size="12pt" fo:language="es" fo:country="ES" fo:font-weight="normal" officeooo:rsid="005c6607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text-position="0% 100%" fo:font-size="12pt" fo:language="es" fo:country="ES" fo:font-weight="normal" officeooo:rsid="005d622d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style:text-position="0% 100%" fo:font-size="12pt" fo:language="es" fo:country="ES" fo:font-weight="normal" officeooo:rsid="0061eeef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style:text-position="0% 100%" fo:font-size="12pt" fo:language="es" fo:country="ES" fo:font-weight="normal" officeooo:rsid="0064dac7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style:text-position="0% 100%" fo:font-size="12pt" fo:language="es" fo:country="ES" fo:font-weight="normal" officeooo:rsid="0068e2c0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text-position="0% 100%" fo:font-size="12pt" fo:language="es" fo:country="ES" fo:font-weight="normal" officeooo:rsid="00695776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style:text-position="0% 100%" fo:font-size="12pt" fo:language="es" fo:country="ES" fo:font-weight="normal" officeooo:rsid="00582be4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style:text-position="0% 100%" fo:font-size="12pt" fo:language="es" fo:country="ES" fo:font-weight="normal" officeooo:rsid="006bb791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style:text-position="0% 100%" fo:font-size="12pt" fo:language="es" fo:country="ES" fo:font-weight="normal" officeooo:rsid="00733c8d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text-position="0% 100%" fo:font-size="12pt" fo:language="es" fo:country="ES" fo:font-weight="normal" officeooo:rsid="00749ae0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position="0% 100%" fo:font-size="12pt" fo:language="es" fo:country="ES" fo:font-weight="normal" officeooo:rsid="0075b5b4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style:text-position="0% 100%" fo:font-size="12pt" fo:language="es" fo:country="ES" fo:font-weight="normal" officeooo:rsid="0076f5c6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style:text-position="0% 100%" fo:font-size="12pt" fo:language="es" fo:country="ES" fo:font-weight="normal" officeooo:rsid="007882cb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text-position="0% 100%" fo:font-size="12pt" fo:language="es" fo:country="ES" fo:font-weight="normal" officeooo:rsid="007ad82e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style:text-position="0% 100%" fo:font-size="12pt" fo:language="es" fo:country="ES" fo:font-weight="normal" officeooo:rsid="0087fec0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style:text-position="0% 100%"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style:text-position="0% 100%" fo:font-size="12pt" fo:language="es" fo:country="ES" fo:font-weight="bold" officeooo:rsid="00678371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position="0% 100%" fo:font-size="12pt" fo:language="es" fo:country="ES" fo:font-weight="bold" officeooo:rsid="006ddcd9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style:text-position="0% 100%" fo:font-size="12pt" fo:language="es" fo:country="ES" fo:font-weight="bold" officeooo:rsid="006e2ec5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style:text-position="0% 100%" fo:font-size="12pt" fo:language="es" fo:country="ES" fo:font-weight="bold" officeooo:rsid="007143ce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style:text-position="0% 100%" fo:font-size="12pt" fo:language="es" fo:country="ES" fo:font-weight="bold" officeooo:rsid="0076f5c6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position="0% 100%" fo:font-size="12pt" fo:language="es" fo:country="ES" fo:font-weight="bold" officeooo:rsid="007ad82e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style:text-position="0% 100%" fo:font-size="12pt" fo:language="es" fo:country="ES" fo:font-weight="bold" officeooo:rsid="00532a67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style:text-position="0% 100%" fo:font-size="12pt" fo:language="es" fo:country="ES" fo:font-weight="bold" officeooo:rsid="00854b6e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style:text-position="0% 100%" fo:font-size="12pt" fo:language="es" fo:country="ES" fo:font-weight="bold" officeooo:rsid="00868915" style:language-asian="zxx" style:country-asian="none" style:font-weight-asian="bold" style:language-complex="zxx" style:country-complex="none" style:font-weight-complex="bold"/>
    </style:style>
    <style:style style:name="T38" style:family="text">
      <style:text-properties style:text-position="0% 100%" fo:font-size="12pt" fo:language="es" fo:country="ES" fo:font-weight="bold" officeooo:rsid="0087fec0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style:text-position="0% 100%" fo:font-size="14pt" fo:language="es" fo:country="ES" fo:font-style="italic" fo:font-weight="bold" officeooo:rsid="00532a6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0" style:family="text">
      <style:text-properties style:text-position="0% 100%" fo:font-size="14pt" fo:language="es" fo:country="ES" fo:font-style="italic" fo:font-weight="bold" officeooo:rsid="00582be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1" style:family="text">
      <style:text-properties style:text-position="0% 100%" fo:font-size="14pt" fo:language="es" fo:country="ES" fo:font-style="italic" fo:font-weight="bold" officeooo:rsid="0064dac7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42" style:family="text">
      <style:text-properties style:text-position="super 58%" fo:font-size="28pt" fo:language="es" fo:country="ES" fo:font-weight="bold" officeooo:rsid="00489925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3" style:family="text">
      <style:text-properties style:text-position="super 58%"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8pt" fo:language="es" fo:country="ES" fo:font-weight="normal" officeooo:rsid="0051ccb0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46" style:family="text">
      <style:text-properties fo:font-size="12pt" officeooo:rsid="004a25e9"/>
    </style:style>
    <style:style style:name="T47" style:family="text">
      <style:text-properties fo:font-size="12pt" fo:font-style="italic" officeooo:rsid="004a25e9" style:font-style-asian="italic" style:font-style-complex="italic"/>
    </style:style>
    <style:style style:name="T48" style:family="text">
      <style:text-properties fo:font-size="12pt" officeooo:rsid="00496d7c"/>
    </style:style>
    <style:style style:name="T49" style:family="text">
      <style:text-properties fo:font-size="12pt" fo:language="es" fo:country="ES" fo:font-weight="normal" officeooo:rsid="004781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fo:font-size="12pt" fo:language="es" fo:country="ES" fo:font-weight="normal" officeooo:rsid="0051cc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fo:font-size="12pt" fo:language="es" fo:country="ES" fo:font-weight="normal" officeooo:rsid="004e7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fo:font-size="12pt" fo:language="es" fo:country="ES" fo:font-weight="normal" officeooo:rsid="004e9bc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fo:font-size="12pt" fo:language="es" fo:country="ES" fo:font-weight="normal" officeooo:rsid="008321b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fo:font-size="12pt" fo:language="es" fo:country="ES" fo:font-weight="normal" officeooo:rsid="0051ccb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fo:font-size="12pt" fo:language="es" fo:country="ES" fo:font-weight="normal" officeooo:rsid="008321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fo:font-size="12pt" fo:language="es" fo:country="ES" fo:font-weight="bold" officeooo:rsid="0051ccb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57" style:family="text">
      <style:text-properties fo:font-size="12pt" fo:language="es" fo:country="ES" fo:font-weight="bold" officeooo:rsid="0051cc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8" style:family="text">
      <style:text-properties fo:font-size="12pt" officeooo:rsid="00582be4"/>
    </style:style>
    <style:style style:name="T59" style:family="text">
      <style:text-properties fo:font-size="12pt" officeooo:rsid="005c6607"/>
    </style:style>
    <style:style style:name="T60" style:family="text">
      <style:text-properties fo:font-size="12pt" officeooo:rsid="005f4d7e"/>
    </style:style>
    <style:style style:name="T61" style:family="text">
      <style:text-properties fo:font-size="12pt" officeooo:rsid="0060ec16"/>
    </style:style>
    <style:style style:name="T62" style:family="text">
      <style:text-properties fo:font-size="12pt" officeooo:rsid="0061eeef"/>
    </style:style>
    <style:style style:name="T63" style:family="text">
      <style:text-properties fo:font-size="12pt" officeooo:rsid="00624c3b"/>
    </style:style>
    <style:style style:name="T64" style:family="text">
      <style:text-properties fo:font-size="12pt" officeooo:rsid="00664fc0"/>
    </style:style>
    <style:style style:name="T65" style:family="text">
      <style:text-properties fo:font-size="12pt" officeooo:rsid="0068e2c0"/>
    </style:style>
    <style:style style:name="T66" style:family="text">
      <style:text-properties fo:font-size="12pt" fo:font-weight="bold" officeooo:rsid="004a25e9" style:font-weight-asian="bold" style:font-weight-complex="bold"/>
    </style:style>
    <style:style style:name="T67" style:family="text">
      <style:text-properties fo:font-size="12pt" fo:font-weight="bold" officeooo:rsid="00854b6e" style:font-weight-asian="bold" style:font-weight-complex="bold"/>
    </style:style>
    <style:style style:name="T68" style:family="text">
      <style:text-properties fo:font-size="12pt" fo:font-weight="bold" officeooo:rsid="00868915" style:font-weight-asian="bold" style:font-weight-complex="bold"/>
    </style:style>
    <style:style style:name="T69" style:family="text">
      <style:text-properties fo:font-size="12pt" fo:font-weight="bold" officeooo:rsid="0087fec0" style:font-weight-asian="bold" style:font-weight-complex="bold"/>
    </style:style>
    <style:style style:name="T70" style:family="text">
      <style:text-properties fo:font-size="12pt" officeooo:rsid="00868915"/>
    </style:style>
    <style:style style:name="T71" style:family="text">
      <style:text-properties fo:font-size="12pt" officeooo:rsid="0087fec0"/>
    </style:style>
    <style:style style:name="T72" style:family="text">
      <style:text-properties officeooo:rsid="004a25e9"/>
    </style:style>
    <style:style style:name="T73" style:family="text">
      <style:text-properties officeooo:rsid="00496d7c"/>
    </style:style>
    <style:style style:name="T74" style:family="text">
      <style:text-properties officeooo:rsid="00532a67"/>
    </style:style>
    <style:style style:name="T7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size="14pt" fo:font-style="italic" fo:font-weight="bold" officeooo:rsid="005749d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officeooo:rsid="00578f0c"/>
    </style:style>
    <style:style style:name="T78" style:family="text">
      <style:text-properties fo:font-weight="bold" officeooo:rsid="007b2042" style:font-weight-asian="bold" style:font-weight-complex="bold"/>
    </style:style>
    <style:style style:name="T79" style:family="text">
      <style:text-properties officeooo:rsid="00582be4"/>
    </style:style>
    <style:style style:name="T80" style:family="text">
      <style:text-properties officeooo:rsid="0064dac7"/>
    </style:style>
    <style:style style:name="T81" style:family="text">
      <style:text-properties officeooo:rsid="007a1dbb"/>
    </style:style>
    <style:style style:name="T82" style:family="text">
      <style:text-properties officeooo:rsid="007b2042"/>
    </style:style>
    <style:style style:name="T83" style:family="text">
      <style:text-properties officeooo:rsid="007c9fc4"/>
    </style:style>
    <style:style style:name="T84" style:family="text">
      <style:text-properties officeooo:rsid="007ee903"/>
    </style:style>
    <style:style style:name="T85" style:family="text">
      <style:text-properties officeooo:rsid="007eebda"/>
    </style:style>
    <style:style style:name="T86" style:family="text">
      <style:text-properties officeooo:rsid="0080f97f"/>
    </style:style>
    <style:style style:name="T87" style:family="text">
      <style:text-properties officeooo:rsid="0082b3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uposiciones del </text:span><text:span text:style-name="T2">test</text:span><text:span text:style-name="T1"> </text:span><text:span text:style-name="T44">χ</text:span><text:span text:style-name="T42">2</text:span><text:span text:style-name="T3"> </text:span><text:span text:style-name="T2">de Pearson</text:span></text:p>
      <text:p text:style-name="P1"/>
      <text:p text:style-name="P5"><text:span text:style-name="T50">El test </text:span><text:span text:style-name="T54">χ</text:span><text:span text:style-name="T43">2</text:span><text:span text:style-name="T49"> </text:span><text:span text:style-name="T53">de Pearson </text:span><text:span text:style-name="T51">(</text:span><text:span text:style-name="T52">Pearson’s </text:span><text:span text:style-name="T51">chi-square</text:span><text:span text:style-name="T52">d</text:span><text:span text:style-name="T51">) </text:span><text:span text:style-name="T50">sirve para estudiar </text:span><text:span text:style-name="T56">2 factores</text:span><text:span text:style-name="T50"> mediante tablas de contingencia (=conteos). </text:span><text:span text:style-name="T56">Cada factor</text:span><text:span text:style-name="T50"> debe tener mínimo</text:span><text:span text:style-name="T56"> 1 o más niveles</text:span><text:span text:style-name="T50">. </text:span><text:span text:style-name="T4">E</text:span><text:span text:style-name="T73">n función del tamaño de la tabla de contingencia </text:span><text:span text:style-name="T77">que estudiemos, tendremos que controlar los siguientes requisitos</text:span><text:span text:style-name="T73">: </text:span></text:p>
      <text:p text:style-name="P30"><text:span text:style-name="T9"/></text:p>
      <text:p text:style-name="P31"><text:span text:style-name="T9">R</text:span>equisitos <text:span text:style-name="T74">p</text:span>ara tablas de contingencia de <text:span text:style-name="T8">m</text:span>ás de 2x2:</text:p>
      <text:list xml:id="list3950631507" text:style-name="L1">
        <text:list-item>
          <text:p text:style-name="P18">Cada instancia es independiente, o sea una observación por instancia</text:p>
        </text:list-item>
        <text:list-item>
          <text:p text:style-name="P18"><text:span text:style-name="T46">Según Yates </text:span><text:span text:style-name="T47">et al.</text:span><text:span text:style-name="T46">(1999) </text:span><text:span text:style-name="T68">ninguna celda debe ser </text:span><text:span text:style-name="T37">= 0</text:span><text:span text:style-name="T68">, y </text:span><text:span text:style-name="T69">mínimo el </text:span><text:span text:style-name="T38">8</text:span><text:span text:style-name="T66">0% de las celdas </text:span><text:span text:style-name="T69">deben ser &gt;= 5</text:span><text:span text:style-name="T46"> (el </text:span><text:span text:style-name="T27">2</text:span><text:span text:style-name="T46">0% de las celdas debe ser &lt; 5</text:span><text:span text:style-name="T10">).</text:span></text:p>
        </text:list-item>
      </text:list>
      <text:p text:style-name="P25"/>
      <text:p text:style-name="P25">Referencia: <text:s/><text:span text:style-name="T48">Yates, Moore &amp; McCabe, 1999, p. 734</text:span></text:p>
      <text:p text:style-name="P3"/>
      <text:p text:style-name="P3"/>
      <text:p text:style-name="P3"/>
      <text:p text:style-name="P3"/>
      <text:p text:style-name="P20"><text:span text:style-name="T39">R</text:span><text:span text:style-name="T75">equisitos </text:span><text:span text:style-name="T40">p</text:span><text:span text:style-name="T75">ara tablas de contingencia de 2x2 </text:span><text:span text:style-name="T76">(</text:span><text:span text:style-name="T75">Cochran</text:span><text:span text:style-name="T76">)</text:span><text:span text:style-name="T75">:</text:span></text:p>
      <text:p text:style-name="P6"><text:span text:style-name="T79">Para tablas de contingencia de 2 factores con 2 niveles cada uno, </text:span><text:span text:style-name="T48">Cochran (1952, 1954) </text:span><text:span text:style-name="T58">recomienda cumplir estos requisitos:</text:span></text:p>
      <text:p text:style-name="P6"><text:span text:style-name="T58"/></text:p>
      <text:p text:style-name="P6"><text:span text:style-name="T58"/></text:p>
      <text:list xml:id="list4082707697" text:style-name="L4">
        <text:list-item>
          <text:p text:style-name="P21"><text:span text:style-name="T12">C</text:span><text:span text:style-name="T58">ada instancia es independiente, o sea una observación por instancia</text:span></text:p>
        </text:list-item>
        <text:list-item>
          <text:p text:style-name="P11"><text:span text:style-name="T59">Tod</text:span><text:span text:style-name="T14">os</text:span><text:span text:style-name="T59"> </text:span><text:span text:style-name="T14">los</text:span><text:span text:style-name="T59"> conteos e</text:span><text:span text:style-name="T13">s</text:span><text:span text:style-name="T59">perados deben ser</text:span><text:span text:style-name="T58"> &gt;</text:span><text:span text:style-name="T59">=</text:span><text:span text:style-name="T58">10. </text:span></text:p>
        </text:list-item>
      </text:list>
      <text:p text:style-name="P10"><text:span text:style-name="T58"/></text:p>
      <text:list xml:id="list104434290305793" text:continue-numbering="true" text:style-name="L4">
        <text:list-item>
          <text:p text:style-name="P12"><text:span text:style-name="T58"><text:s/></text:span><text:span text:style-name="T60">Si hay algún conteo esperado con valor 5 &lt;= x &lt; 10, </text:span><text:span text:style-name="T62">algunos autores </text:span><text:span text:style-name="T15">recomiendan</text:span><text:span text:style-name="T60"> aplicar la corrección de Yates </text:span><text:span text:style-name="T61">para continuidad.</text:span></text:p>
          <text:p text:style-name="P12"><text:span text:style-name="T58"/></text:p>
        </text:list-item>
        <text:list-item>
          <text:p text:style-name="P14"><text:span text:style-name="T63">Si hay algún conteo esperado que sea &lt; 5, se sustituye la prueba del chi-cuadrado con la prueba Fisher exact test para tablas de contingencia de 2x2.</text:span></text:p>
        </text:list-item>
      </text:list>
      <text:p text:style-name="P7"/>
      <text:p text:style-name="P7"/>
      <text:p text:style-name="P7"/>
      <text:list xml:id="list1505126057" text:style-name="L3">
        <text:list-item>
          <text:p text:style-name="P26"><text:span text:style-name="T72">Referencia: <text:s/></text:span><text:span text:style-name="T48">Cochran (1952, 1954) </text:span></text:p>
        </text:list-item>
      </text:lis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oft-page-break/><text:span text:style-name="T39">R</text:span><text:span text:style-name="T75">equisitos </text:span><text:span text:style-name="T40">p</text:span><text:span text:style-name="T75">ara tablas de contingencia de 2x2 </text:span><text:span text:style-name="T76">(</text:span><text:span text:style-name="T41">Campbell</text:span><text:span text:style-name="T76">)</text:span><text:span text:style-name="T75">:</text:span></text:p>
      <text:p text:style-name="P16"><text:span text:style-name="T80">Campbell (2007)</text:span><text:span text:style-name="T48"> </text:span><text:span text:style-name="T64">distingue 3 diseños de investigación que generan tablas de contingencia de 2x2</text:span><text:span text:style-name="T58">:</text:span></text:p>
      <text:p text:style-name="P15"><text:span text:style-name="T58"/></text:p>
      <text:list xml:id="list133539826" text:style-name="L6">
        <text:list-item>
          <text:p text:style-name="P23"><text:span text:style-name="T29">Ensayos comparativos </text:span><text:span text:style-name="T30">(Comparative trials)</text:span><text:span text:style-name="T29">:</text:span><text:span text:style-name="T58"> </text:span><text:span text:style-name="T65">L</text:span><text:span text:style-name="T17">as observaciones se obtuvieron de 2 poblaciones, </text:span><text:span text:style-name="T18">por lo que</text:span><text:span text:style-name="T19"> </text:span><text:span text:style-name="T20">la pregunta es si las proporciones de los 2 niveles del otro factor son iguales o no.</text:span></text:p>
        </text:list-item>
        <text:list-item>
          <text:p text:style-name="P24"><text:span text:style-name="T32">Estudio</text:span><text:span text:style-name="T30"> </text:span><text:span text:style-name="T31">transversal</text:span><text:span text:style-name="T30"> (Cross-sectional design)</text:span><text:span text:style-name="T29">: </text:span><text:span text:style-name="T22">L</text:span><text:span text:style-name="T23">as</text:span><text:span text:style-name="T22"> observaci</text:span><text:span text:style-name="T23">o</text:span><text:span text:style-name="T22">n</text:span><text:span text:style-name="T23">es</text:span><text:span text:style-name="T22"> del factor se obtiene</text:span><text:span text:style-name="T23">n</text:span><text:span text:style-name="T22"> de una única población y se cataloga</text:span><text:span text:style-name="T23">n</text:span><text:span text:style-name="T22"> en 2 niveles</text:span><text:span text:style-name="T21"> </text:span><text:span text:style-name="T22">dicotonímicos </text:span><text:span text:style-name="T24">y excluyentes</text:span><text:span text:style-name="T22"> (ejemplo:</text:span><text:span text:style-name="T21"> </text:span><text:span text:style-name="T22">prevalencia del ébola en 2007, </text:span><text:span text:style-name="T24">factor contagiado, niveles sano y contagiado</text:span><text:span text:style-name="T22">).</text:span></text:p>
        </text:list-item>
        <text:list-item>
          <text:p text:style-name="P13"><text:span text:style-name="T32">Estudio</text:span><text:span text:style-name="T30"> </text:span><text:span text:style-name="T33">de independencia 2x2</text:span><text:span text:style-name="T30"> (</text:span><text:span text:style-name="T33">2x2 independence trial</text:span><text:span text:style-name="T30">)</text:span><text:span text:style-name="T29">: </text:span><text:span text:style-name="T25">Raramente usado en la práctica</text:span></text:p>
        </text:list-item>
      </text:list>
      <text:p text:style-name="P9"/>
      <text:p text:style-name="P8"/>
      <text:p text:style-name="P17"><text:span text:style-name="T84">Según Campbell, los requisitos para el test chi-cuadrado </text:span><text:span text:style-name="T6">en</text:span><text:span text:style-name="T81"> los ensayos compara</text:span><text:span text:style-name="T5">t</text:span><text:span text:style-name="T81">ivos y los estudios transversales </text:span><text:span text:style-name="T85">son</text:span><text:span text:style-name="T81">:</text:span></text:p>
      <text:list xml:id="list346831269" text:style-name="L7">
        <text:list-item>
          <text:p text:style-name="P28"><text:span text:style-name="T26">Si todos los conteos esperados son &gt;= 1, <text:s/>se debe emplear el </text:span><text:span text:style-name="T34">test chi-cuadrado N-1 </text:span><text:span text:style-name="T26">(N -1 chi-squared test).</text:span><text:span text:style-name="T48"> </text:span></text:p>
        </text:list-item>
        <text:list-item>
          <text:p text:style-name="P29"><text:span text:style-name="T82">Si algún conteo </text:span><text:span text:style-name="T7">= </text:span><text:span text:style-name="T82">0, </text:span><text:span text:style-name="T87">se debe usar </text:span><text:span text:style-name="T82">el </text:span><text:span text:style-name="T78">test de Fisher-Irwin</text:span><text:span text:style-name="T82"> (Fisher-Irwin test) </text:span><text:span text:style-name="T83">de dos colas y con la regla de Irwin.</text:span></text:p>
        </text:list-item>
      </text:list>
      <text:p text:style-name="P17"/>
      <text:p text:style-name="P17"/>
      <text:list xml:id="list3363045289" text:style-name="L5">
        <text:list-item>
          <text:p text:style-name="P27"><text:span text:style-name="T72">Referencia: <text:s/></text:span><text:span text:style-name="T16">Campbell</text:span><text:span text:style-name="T48"> (</text:span><text:span text:style-name="T16">2007</text:span><text:span text:style-name="T48">) </text:span></text:p>
        </text:list-item>
      </text:list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Console" svg:font-family="Consol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1" svg:font-family="'MS Gothic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0% 100%"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andos" style:family="text">
      <style:text-properties fo:color="#b2b2b2" loext:opacity="100%" style:text-position="0% 100%" style:font-name="Console" fo:font-family="Console" fo:language="es" fo:country="ES" fo:font-weight="normal" fo:background-color="#000000" style:language-asian="zxx" style:country-asian="none" style:font-weight-asian="normal" style:language-complex="zxx" style:country-complex="none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1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3H16M28S</meta:editing-duration>
    <meta:editing-cycles>266</meta:editing-cycles>
    <meta:generator>LibreOffice/7.0.6.2$Windows_X86_64 LibreOffice_project/144abb84a525d8e30c9dbbefa69cbbf2d8d4ae3b</meta:generator>
    <dc:date>2021-07-11T10:44:33.822000000</dc:date>
    <meta:document-statistic meta:table-count="0" meta:image-count="0" meta:object-count="0" meta:page-count="2" meta:paragraph-count="22" meta:word-count="378" meta:character-count="2297" meta:non-whitespace-character-count="1944"/>
    <meta:user-defined meta:name="Info 1"/>
    <meta:user-defined meta:name="Info 2"/>
    <meta:user-defined meta:name="Info 3"/>
    <meta:user-defined meta:name="Info 4"/>
  </office:meta>
</office:document-meta>
</file>